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6000004697193F540.png" manifest:media-type="image/png"/>
  <manifest:file-entry manifest:full-path="Pictures/10000001000006BC000004690669E2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6929in" svg:height="4.3827in" draw:z-index="0"><draw:image xlink:href="Pictures/10000001000006BC000004690669E2D4.png" xlink:type="simple" xlink:show="embed" xlink:actuate="onLoad" draw:mime-type="image/png"/></draw:frame></text:p>
      <text:p text:style-name="Standard"><draw:frame draw:style-name="fr1" draw:name="Image2" text:anchor-type="char" svg:width="6.6929in" svg:height="4.202in" draw:z-index="1"><draw:image xlink:href="Pictures/1000000100000706000004697193F5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21:46:03.182764678</meta:creation-date>
    <dc:date>2026-02-26T21:46:55.304498632</dc:date>
    <meta:editing-duration>PT5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